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0">
      <style:drawing-page-properties draw:background-size="border" draw:fill="solid" draw:fill-color="#666666" draw:opacity="100%" presentation:background-objects-visible="true" presentation:background-visible="true" presentation:display-date-time="false" presentation:display-footer="false" presentation:display-header="false" presentation:display-page-number="false" presentation:visibility="visible"/>
    </style:style>
    <style:style style:family="presentation" style:name="a1">
      <style:graphic-properties draw:auto-grow-height="false" draw:auto-grow-width="false" draw:fill="none" draw:stroke="none" draw:textarea-horizontal-align="center" draw:textarea-vertical-align="middle" fo:padding-bottom="0.05in" fo:padding-left="0.1in" fo:padding-right="0.1in" fo:padding-top="0.05in" fo:wrap-option="wrap"/>
      <style:paragraph-properties style:font-independent-line-spacing="true" style:writing-mode="lr-tb"/>
    </style:style>
    <style:style style:family="paragraph" style:name="a2">
      <style:paragraph-properties style:punctuation-wrap="hanging" style:tab-stop-distance="1in" style:vertical-align="auto" style:writing-mode="lr-tb" fo:line-height="100%" fo:margin-bottom="0in" fo:margin-left="0in" fo:margin-right="0in" fo:margin-top="0in" fo:text-align="center" fo:text-indent="0in">
        <style:tab-stops/>
      </style:paragraph-properties>
      <style:text-properties style:font-size-asian="0.25in" style:font-size-complex="0.25in" style:font-style-asian="normal" style:font-style-complex="normal" style:font-weight-asian="normal" style:font-weight-complex="normal" style:letter-kerning="false" style:text-line-through-color="font-color" style:text-line-through-style="none" style:text-line-through-type="none" style:text-line-through-width="auto" style:text-position="0% 100%" style:text-underline-color="font-color" style:text-underline-mode="continuous" style:text-underline-style="none" style:text-underline-type="none" style:text-underline-width="auto" fo:color="#000000" fo:font-size="0.25in" fo:font-style="normal" fo:font-variant="normal" fo:font-weight="normal" fo:letter-spacing="0in" fo:text-transform="none"/>
    </style:style>
    <style:style style:family="text" style:name="a3">
      <style:text-properties style:font-size-asian="0.61111in" style:font-size-complex="0.61111in" style:font-style-asian="normal" style:font-style-complex="normal" style:font-weight-asian="normal" style:font-weight-complex="normal" style:letter-kerning="true" style:text-line-through-color="font-color" style:text-line-through-style="none" style:text-line-through-type="none" style:text-line-through-width="auto" style:text-position="0% 100%" style:text-underline-color="font-color" style:text-underline-mode="continuous" style:text-underline-style="none" style:text-underline-type="none" style:text-underline-width="auto" fo:color="#8B008B" fo:country="US" fo:font-family="Calibri" fo:font-size="0.61111in" fo:font-style="normal" fo:font-variant="normal" fo:font-weight="normal" fo:language="en" fo:letter-spacing="0in" fo:text-transform="none"/>
    </style:style>
    <style:style style:family="text" style:name="a4">
      <style:text-properties style:font-size-asian="0.61111in" style:font-size-complex="0.61111in" style:font-style-asian="normal" style:font-style-complex="normal" style:font-weight-asian="normal" style:font-weight-complex="normal" style:letter-kerning="true" style:text-line-through-color="font-color" style:text-line-through-style="none" style:text-line-through-type="none" style:text-line-through-width="auto" style:text-position="0% 100%" style:text-underline-color="font-color" style:text-underline-mode="continuous" style:text-underline-style="none" style:text-underline-type="none" style:text-underline-width="auto" fo:color="#8B008B" fo:country="US" fo:font-family="Calibri" fo:font-size="0.61111in" fo:font-style="normal" fo:font-variant="normal" fo:font-weight="normal" fo:language="en" fo:letter-spacing="0in" fo:text-transform="none"/>
    </style:style>
    <style:style style:family="presentation" style:name="a5">
      <style:graphic-properties draw:auto-grow-height="false" draw:auto-grow-width="false" draw:fill="none" draw:stroke="none" draw:textarea-horizontal-align="center" draw:textarea-vertical-align="top" fo:padding-bottom="0.05in" fo:padding-left="0.1in" fo:padding-right="0.1in" fo:padding-top="0.05in" fo:wrap-option="wrap"/>
      <style:paragraph-properties style:font-independent-line-spacing="true" style:writing-mode="lr-tb"/>
    </style:style>
    <style:style style:family="paragraph" style:name="a6">
      <style:paragraph-properties style:punctuation-wrap="hanging" style:tab-stop-distance="1in" style:vertical-align="auto" style:writing-mode="lr-tb" fo:line-height="100%" fo:margin-bottom="0in" fo:margin-left="0in" fo:margin-right="0in" fo:margin-top="0.11111in" fo:text-align="center" fo:text-indent="0in">
        <style:tab-stops/>
      </style:paragraph-properties>
      <style:text-properties style:font-size-asian="0.25in" style:font-size-complex="0.25in" style:font-style-asian="normal" style:font-style-complex="normal" style:font-weight-asian="normal" style:font-weight-complex="normal" style:letter-kerning="false" style:text-line-through-color="font-color" style:text-line-through-style="none" style:text-line-through-type="none" style:text-line-through-width="auto" style:text-position="0% 100%" style:text-underline-color="font-color" style:text-underline-mode="continuous" style:text-underline-style="none" style:text-underline-type="none" style:text-underline-width="auto" fo:color="#000000" fo:font-size="0.25in" fo:font-style="normal" fo:font-variant="normal" fo:font-weight="normal" fo:letter-spacing="0in" fo:text-transform="none"/>
    </style:style>
    <style:style style:family="text" style:name="a7">
      <style:text-properties style:font-size-asian="0.44444in" style:font-size-complex="0.44444in" style:font-style-asian="normal" style:font-style-complex="normal" style:font-weight-asian="normal" style:font-weight-complex="normal" style:letter-kerning="true" style:text-line-through-color="font-color" style:text-line-through-style="none" style:text-line-through-type="none" style:text-line-through-width="auto" style:text-position="0% 100%" style:text-underline-color="font-color" style:text-underline-mode="continuous" style:text-underline-style="none" style:text-underline-type="none" style:text-underline-width="auto" fo:color="#FF7F50" fo:country="US" fo:font-family="Calibri" fo:font-size="0.44444in" fo:font-style="normal" fo:font-variant="normal" fo:font-weight="normal" fo:language="en" fo:letter-spacing="0in" fo:text-transform="none"/>
    </style:style>
    <text:list-style style:name="a8">
      <text:list-level-style-number style:num-format="" text:level="1">
        <style:list-level-properties text:space-before="0in"/>
      </text:list-level-style-number>
      <text:list-level-style-number style:num-format="" text:level="2">
        <style:list-level-properties text:space-before="0.5in"/>
      </text:list-level-style-number>
      <text:list-level-style-number style:num-format="" text:level="3">
        <style:list-level-properties text:space-before="1in"/>
      </text:list-level-style-number>
      <text:list-level-style-number style:num-format="" text:level="4">
        <style:list-level-properties text:space-before="1.5in"/>
      </text:list-level-style-number>
      <text:list-level-style-number style:num-format="" text:level="5">
        <style:list-level-properties text:space-before="2in"/>
      </text:list-level-style-number>
      <text:list-level-style-number style:num-format="" text:level="6">
        <style:list-level-properties text:space-before="2.5in"/>
      </text:list-level-style-number>
      <text:list-level-style-number style:num-format="" text:level="7">
        <style:list-level-properties text:space-before="3in"/>
      </text:list-level-style-number>
      <text:list-level-style-number style:num-format="" text:level="8">
        <style:list-level-properties text:space-before="3.5in"/>
      </text:list-level-style-number>
      <text:list-level-style-number style:num-format="" text:level="9">
        <style:list-level-properties text:space-before="4in"/>
      </text:list-level-style-number>
    </text:list-style>
    <text:list-style style:name="a9">
      <text:list-level-style-number style:num-format="" text:level="1">
        <style:list-level-properties text:space-before="0in"/>
      </text:list-level-style-number>
      <text:list-level-style-number style:num-format="" text:level="2">
        <style:list-level-properties text:space-before="0.5in"/>
      </text:list-level-style-number>
      <text:list-level-style-number style:num-format="" text:level="3">
        <style:list-level-properties text:space-before="1in"/>
      </text:list-level-style-number>
      <text:list-level-style-number style:num-format="" text:level="4">
        <style:list-level-properties text:space-before="1.5in"/>
      </text:list-level-style-number>
      <text:list-level-style-number style:num-format="" text:level="5">
        <style:list-level-properties text:space-before="2in"/>
      </text:list-level-style-number>
      <text:list-level-style-number style:num-format="" text:level="6">
        <style:list-level-properties text:space-before="2.5in"/>
      </text:list-level-style-number>
      <text:list-level-style-number style:num-format="" text:level="7">
        <style:list-level-properties text:space-before="3in"/>
      </text:list-level-style-number>
      <text:list-level-style-number style:num-format="" text:level="8">
        <style:list-level-properties text:space-before="3.5in"/>
      </text:list-level-style-number>
      <text:list-level-style-number style:num-format="" text:level="9">
        <style:list-level-properties text:space-before="4in"/>
      </text:list-level-style-number>
    </text:list-style>
    <style:style style:family="paragraph" style:name="a10">
      <style:paragraph-properties style:punctuation-wrap="hanging" style:tab-stop-distance="1in" style:vertical-align="auto" style:writing-mode="lr-tb" fo:line-height="100%" fo:margin-bottom="0in" fo:margin-left="0.5in" fo:margin-right="0in" fo:margin-top="0.09722in" fo:text-align="center" fo:text-indent="0in">
        <style:tab-stops/>
      </style:paragraph-properties>
      <style:text-properties style:font-size-asian="0.25in" style:font-size-complex="0.25in" style:font-style-asian="normal" style:font-style-complex="normal" style:font-weight-asian="normal" style:font-weight-complex="normal" style:letter-kerning="false" style:text-line-through-color="font-color" style:text-line-through-style="none" style:text-line-through-type="none" style:text-line-through-width="auto" style:text-position="0% 100%" style:text-underline-color="font-color" style:text-underline-mode="continuous" style:text-underline-style="none" style:text-underline-type="none" style:text-underline-width="auto" fo:color="#000000" fo:font-size="0.25in" fo:font-style="normal" fo:font-variant="normal" fo:font-weight="normal" fo:letter-spacing="0in" fo:text-transform="none"/>
    </style:style>
    <style:style style:family="text" style:name="a11">
      <style:text-properties style:font-size-asian="0.38889in" style:font-size-complex="0.38889in" style:font-style-asian="normal" style:font-style-complex="normal" style:font-weight-asian="normal" style:font-weight-complex="normal" style:letter-kerning="true" style:text-line-through-color="font-color" style:text-line-through-style="none" style:text-line-through-type="none" style:text-line-through-width="auto" style:text-position="0% 100%" style:text-underline-color="font-color" style:text-underline-mode="continuous" style:text-underline-style="none" style:text-underline-type="none" style:text-underline-width="auto" fo:color="#FF7F50" fo:country="US" fo:font-family="Calibri" fo:font-size="0.38889in" fo:font-style="normal" fo:font-variant="normal" fo:font-weight="normal" fo:language="en" fo:letter-spacing="0in" fo:text-transform="none"/>
    </style:style>
    <style:style style:family="text" style:name="a12">
      <style:text-properties style:font-size-asian="0.38889in" style:font-size-complex="0.38889in" style:font-style-asian="normal" style:font-style-complex="normal" style:font-weight-asian="normal" style:font-weight-complex="normal" style:letter-kerning="true" style:text-line-through-color="font-color" style:text-line-through-style="none" style:text-line-through-type="none" style:text-line-through-width="auto" style:text-position="0% 100%" style:text-underline-color="font-color" style:text-underline-mode="continuous" style:text-underline-style="none" style:text-underline-type="none" style:text-underline-width="auto" fo:color="#FF7F50" fo:country="US" fo:font-family="Calibri" fo:font-size="0.38889in" fo:font-style="normal" fo:font-variant="normal" fo:font-weight="normal" fo:language="en" fo:letter-spacing="0in" fo:text-transform="none"/>
    </style:style>
  </office:automatic-styles>
  <office:body>
    <office:presentation>
      <draw:page draw:id="Slide-256" draw:master-page-name="Master1-Layout1-title-Title-Slide" draw:name="Slide1" draw:style-name="a0" presentation:presentation-page-layout-name="Master1-PPL1">
        <draw:frame draw:id="id146" draw:name="Title 1" presentation:class="title" presentation:placeholder="false" presentation:style-name="a1" svg:height="1.60764in" svg:width="8.5in" svg:x="0.75in" svg:y="2.32986in">
          <draw:text-box>
            <text:p text:class-names="" text:cond-style-name="" text:style-name="a2"><text:span text:class-names="" text:style-name="a3">My Title</text:span><text:span text:class-names="" text:style-name="a4"/></text:p>
          </draw:text-box>
          <svg:title/>
          <svg:desc/>
        </draw:frame>
        <draw:frame draw:id="id147" draw:name="Subtitle 2" presentation:class="subtitle" presentation:placeholder="false" presentation:style-name="a5" svg:height="1.91667in" svg:width="7in" svg:x="1.5in" svg:y="4.25in">
          <draw:text-box>
            <text:p text:class-names="" text:cond-style-name="" text:style-name="a6"><text:span text:class-names="" text:style-name="a7">My Subtitle</text:span></text:p>
            <text:list text:style-name="a8">
              <text:list-item>
                <text:list text:style-name="a9">
                  <text:list-item>
                    <text:p text:class-names="" text:cond-style-name="" text:style-name="a10"><text:span text:class-names="" text:style-name="a11"/><text:span text:class-names="" text:style-name="a12"/></text:p>
                  </text:list-item>
                </text:list>
              </text:list-item>
            </text:list>
          </draw:text-box>
          <svg:title/>
          <svg:desc/>
        </draw:frame>
      </draw:page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</office:automatic-styles>
  <office:master-styles>
    <draw:layer-set>
      <draw:layer draw:name="Master1-bg" draw:protected="true"/>
    </draw:layer-set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pLayoutTitle</dc:title>
    <meta:initial-creator>ODPSlides</meta:initial-creator>
    <dc:creator>ODPSlides</dc:creator>
    <meta:creation-date>2015-10-26T00:23:47</meta:creation-date>
    <dc:date>2015-10-26T00:23:47</dc:date>
    <meta:editing-cycles>1</meta:editing-cycles>
    <meta:editing-duration>PT0S</meta:editing-duration>
    <meta:document-statistic meta:paragraph-count="38" meta:word-count="60"/>
  </office:meta>
</office:document-meta>
</file>